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0943" officeooo:paragraph-rsid="001e0943"/>
    </style:style>
    <style:style style:name="P2" style:family="paragraph" style:parent-style-name="Standard">
      <style:text-properties officeooo:rsid="001f1036" officeooo:paragraph-rsid="001f1036"/>
    </style:style>
    <style:style style:name="P3" style:family="paragraph" style:parent-style-name="Standard">
      <style:text-properties officeooo:rsid="00202bcf" officeooo:paragraph-rsid="00202bcf"/>
    </style:style>
    <style:style style:name="P4" style:family="paragraph" style:parent-style-name="Standard">
      <style:paragraph-properties fo:break-before="page"/>
      <style:text-properties officeooo:rsid="00202bcf" officeooo:paragraph-rsid="00202b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</text:p>
      <text:p text:style-name="P1">A</text:p>
      <text:p text:style-name="P4">p2</text:p>
      <text:p text:style-name="P3">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bell </meta:initial-creator>
    <meta:creation-date>2015-12-08T18:42:57.201007459</meta:creation-date>
    <dc:date>2015-12-08T18:45:40.892026071</dc:date>
    <dc:creator>lbell </dc:creator>
    <meta:editing-duration>PT30S</meta:editing-duration>
    <meta:editing-cycles>2</meta:editing-cycles>
    <meta:generator>LibreOffice/4.1.6.2$Linux_x86 LibreOffice_project/410m0$Build-2</meta:generator>
    <meta:document-statistic meta:table-count="0" meta:image-count="0" meta:object-count="0" meta:page-count="2" meta:paragraph-count="4" meta:word-count="4" meta:character-count="5" meta:non-whitespace-character-count="5"/>
  </office:meta>
</office:document-meta>
</file>